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acheCatalog.setResolver( ApacheCatalog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acheCatalog.newCata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acheCatalog.addEntry( CatalogEntry entr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